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0d1f53" officeooo:paragraph-rsid="000d1f53"/>
    </style:style>
    <style:style style:name="P2" style:family="paragraph" style:parent-style-name="Text_20_body">
      <style:text-properties officeooo:rsid="000e6e85" officeooo:paragraph-rsid="000e6e85"/>
    </style:style>
    <style:style style:name="P3" style:family="paragraph" style:parent-style-name="Text_20_body">
      <style:text-properties officeooo:paragraph-rsid="000e6e85"/>
    </style:style>
    <style:style style:name="T1" style:family="text">
      <style:text-properties officeooo:rsid="000e6e8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Chapter 10: Bootstrap Buttons</text:p>
      <text:h text:style-name="Heading_20_1" text:outline-level="1">Understanding Code 1:</text:h>
      <text:h text:style-name="Heading_20_2" text:outline-level="2">Code:</text:h>
      <text:p text:style-name="P1">&lt;button type="button" class="btn btn-primary active"&gt;Active Primary&lt;/button&gt;</text:p>
      <text:p text:style-name="P1">&lt;button type="button" class="btn btn-primary" disabled&gt;Disabled Primary&lt;/button&gt;</text:p>
      <text:p text:style-name="P1">&lt;a href="#" class="btn btn-primary disabled"&gt;Disabled Link&lt;/a&gt;</text:p>
      <text:h text:style-name="Heading_20_2" text:outline-level="2">Explanation:</text:h>
      <text:p text:style-name="P1">The .active and .disabled classes in the bootstrap are purely styling. It makes buttons look pressed and disabled. The disabled attribute truly disables the button (no click, no focus).</text:p>
      <text:h text:style-name="Heading_20_1" text:outline-level="1">Understanding Code 2:</text:h>
      <text:h text:style-name="Heading_20_2" text:outline-level="2">Code:</text:h>
      <text:p text:style-name="P2">&lt;button class="btn btn-primary"&gt;</text:p>
      <text:p text:style-name="P2"><text:tab/>&lt;span class="spinner-border spinner-border-sm"&gt;&lt;/span&gt;</text:p>
      <text:p text:style-name="P2"><text:tab/>Loading..</text:p>
      <text:p text:style-name="P2">&lt;/button&gt;</text:p>
      <text:h text:style-name="Heading_20_2" text:outline-level="2">Explanation:</text:h>
      <text:p text:style-name="P3"><text:span text:style-name="T1">‘</text:span>spinner-border-sm’ <text:span text:style-name="T1">is used to handle the size of the spinner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29T14:46:46.523448407</meta:creation-date>
    <dc:date>2026-04-29T15:07:45.316174981</dc:date>
    <meta:editing-duration>PT10M41S</meta:editing-duration>
    <meta:editing-cycles>1</meta:editing-cycles>
    <meta:document-statistic meta:table-count="0" meta:image-count="0" meta:object-count="0" meta:page-count="1" meta:paragraph-count="16" meta:word-count="79" meta:character-count="676" meta:non-whitespace-character-count="611"/>
    <meta:generator>LibreOffice/24.2.7.2$Linux_X86_64 LibreOffice_project/420$Build-2</meta:generator>
  </office:meta>
</office:document-meta>
</file>